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0688" officeooo:paragraph-rsid="00120688"/>
    </style:style>
    <style:style style:name="P2" style:family="paragraph" style:parent-style-name="Standard">
      <style:text-properties fo:font-size="12pt" officeooo:rsid="00120688" officeooo:paragraph-rsid="00120688" style:font-size-asian="12pt" style:font-size-complex="12pt"/>
    </style:style>
    <style:style style:name="P3" style:family="paragraph" style:parent-style-name="Standard">
      <style:text-properties fo:font-size="12pt" fo:font-weight="bold" officeooo:rsid="00120688" officeooo:paragraph-rsid="00120688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6ea16" officeooo:paragraph-rsid="0016ea16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20688" officeooo:paragraph-rsid="00120688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6ea16" officeooo:paragraph-rsid="0016ea16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8408a" officeooo:paragraph-rsid="0018408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fo:font-style="normal" style:text-underline-style="none" fo:font-weight="normal" officeooo:paragraph-rsid="0016ea1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tyle="normal" style:text-underline-style="none" fo:font-weight="normal" officeooo:rsid="001d7c7b" officeooo:paragraph-rsid="001d7c7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font-size="12pt" fo:font-weight="bold" officeooo:rsid="001d7c7b" officeooo:paragraph-rsid="001d7c7b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paragraph-rsid="001efd0f"/>
    </style:style>
    <style:style style:name="P12" style:family="paragraph" style:parent-style-name="Standard">
      <style:text-properties officeooo:paragraph-rsid="0024ae54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45ca0" style:font-size-asian="14pt" style:font-size-complex="16pt"/>
    </style:style>
    <style:style style:name="T3" style:family="text">
      <style:text-properties officeooo:rsid="00136636"/>
    </style:style>
    <style:style style:name="T4" style:family="text">
      <style:text-properties officeooo:rsid="0015dcc8"/>
    </style:style>
    <style:style style:name="T5" style:family="text">
      <style:text-properties officeooo:rsid="0016e181"/>
    </style:style>
    <style:style style:name="T6" style:family="text">
      <style:text-properties officeooo:rsid="0016ea16"/>
    </style:style>
    <style:style style:name="T7" style:family="text">
      <style:text-properties fo:font-weight="normal" officeooo:rsid="00225562" style:font-weight-asian="normal" style:font-weight-complex="normal"/>
    </style:style>
    <style:style style:name="T8" style:family="text">
      <style:text-properties officeooo:rsid="0018c57a"/>
    </style:style>
    <style:style style:name="T9" style:family="text">
      <style:text-properties officeooo:rsid="001aa1b2"/>
    </style:style>
    <style:style style:name="T10" style:family="text">
      <style:text-properties officeooo:rsid="001b8fa8"/>
    </style:style>
    <style:style style:name="T11" style:family="text">
      <style:text-properties fo:font-size="12pt" fo:font-weight="normal" officeooo:rsid="0016ea16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4ae54" style:font-size-asian="12pt" style:font-weight-asian="normal" style:font-size-complex="12pt" style:font-weight-complex="normal"/>
    </style:style>
    <style:style style:name="T13" style:family="text">
      <style:text-properties fo:font-size="12pt" officeooo:rsid="0016ea16" style:font-size-asian="12pt" style:font-size-complex="12pt"/>
    </style:style>
    <style:style style:name="T14" style:family="text">
      <style:text-properties fo:font-size="12pt" officeooo:rsid="001b8fa8" style:font-size-asian="12pt" style:font-size-complex="12pt"/>
    </style:style>
    <style:style style:name="T15" style:family="text">
      <style:text-properties officeooo:rsid="001d7c7b"/>
    </style:style>
    <style:style style:name="T16" style:family="text">
      <style:text-properties style:text-line-through-style="none" style:text-line-through-type="none" fo:font-style="normal" style:text-underline-style="none" fo:font-weight="normal" officeooo:rsid="001d7c7b" style:font-style-asian="normal" style:font-weight-asian="normal" style:font-style-complex="normal" style:font-weight-complex="normal"/>
    </style:style>
    <style:style style:name="T17" style:family="text">
      <style:text-properties style:text-line-through-style="none" style:text-line-through-type="none" fo:font-style="normal" style:text-underline-style="none" fo:font-weight="normal" officeooo:rsid="001efd0f" style:font-style-asian="normal" style:font-weight-asian="normal" style:font-style-complex="normal" style:font-weight-complex="normal"/>
    </style:style>
    <style:style style:name="T18" style:family="text">
      <style:text-properties style:text-line-through-style="none" style:text-line-through-type="none" fo:font-style="normal" style:text-underline-style="none" fo:font-weight="normal" officeooo:rsid="001f1d07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206ed3"/>
    </style:style>
    <style:style style:name="T21" style:family="text">
      <style:text-properties officeooo:rsid="00225562"/>
    </style:style>
    <style:style style:name="T22" style:family="text">
      <style:text-properties officeooo:rsid="00242f5c"/>
    </style:style>
    <style:style style:name="T23" style:family="text">
      <style:text-properties officeooo:rsid="0024a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</text:span><text:span text:style-name="T1">eperationen nach dem 2. Weltkrieg</text:span></text:p>
      <text:p text:style-name="P1"><text:span text:style-name="T1"/></text:p>
      <text:p text:style-name="P3">-<text:span text:style-name="T5">Karikatur</text:span></text:p>
      <text:p text:style-name="P5">→<text:span text:style-name="T6"> Auf Quell, Datum eingehen</text:span></text:p>
      <text:p text:style-name="P5">→<text:span text:style-name="T5"> Deutschland muss immer mehr zahlen, nach 1. Weltkrieg (Vertrag von Versailles)</text:span></text:p>
      <text:p text:style-name="P3"/>
      <text:p text:style-name="P3">-def Reperationen</text:p>
      <text:p text:style-name="P2">→<text:span text:style-name="T4"> Wiedergutmachung</text:span></text:p>
      <text:p text:style-name="P2">→<text:span text:style-name="T3"> Schadensersatz</text:span></text:p>
      <text:p text:style-name="P2">→<text:span text:style-name="T3"> das besiegte Land zahlt die Kriegsschäden der Gewinner (Vermögen, Immobilien, Menschen)</text:span></text:p>
      <text:p text:style-name="P4"/>
      <text:p text:style-name="P6">(Niklas → Politische intergründe und Regelungen)</text:p>
      <text:p text:style-name="P7">(Dominik → In welchen Bereichen wurde Demontier<text:span text:style-name="T8">t</text:span>?)</text:p>
      <text:p text:style-name="P6"/>
      <text:p text:style-name="P4">-Firmen in der Zeit</text:p>
      <text:p text:style-name="P4">→<text:span text:style-name="T10"> Volkswagen</text:span></text:p>
      <text:p text:style-name="P8"><text:span text:style-name="T13">→</text:span><text:span text:style-name="T14"> </text:span>Entwicklung eines <text:span text:style-name="T10">Volkswagens</text:span> durch Ferdinand Porsche. Zur Produktion des Autos wurde <text:span text:style-name="T10">am</text:span> 28. <text:span text:style-name="T10">Mai </text:span>1937 in <text:span text:style-name="T10">Berlin</text:span> die Gesellschaft zur Vorbereitung des Volkswagens mbH (GeZuVor) gegründet. </text:p>
      <text:p text:style-name="P8">→<text:span text:style-name="T15"> 2. Weltkrieg: Einsparung durch Zwangsarbeiter, Volk zahlte für Wagen dei nie geliefert wurden,</text:span></text:p>
      <text:p text:style-name="P9">Panzerfäuste und Tellermienen wurden produziert</text:p>
      <text:p text:style-name="P11"><text:span text:style-name="T16">→</text:span><text:span text:style-name="T17"> von Britscher Besatzungszone weitergeführt (</text:span><text:span text:style-name="T19">Wolfsburg Motor Works</text:span><text:span text:style-name="T17">)</text:span></text:p>
      <text:p text:style-name="P11"><text:span text:style-name="T17">→ 1960 VW wird wieder privatisiert und Aktiengesellschaft, </text:span><text:span text:style-name="T18">Aktienerlös von umgerechnet 500mio €</text:span></text:p>
      <text:p text:style-name="P4"/>
      <text:p text:style-name="P4">→<text:span text:style-name="T20"> Krupp</text:span></text:p>
      <text:p text:style-name="P6">→<text:span text:style-name="T20"> entstehung Anfang 20. JH</text:span></text:p>
      <text:p text:style-name="P6">→<text:span text:style-name="T20"> während Krieg viele Zwangarbeiter aus Konzentrationslagern</text:span></text:p>
      <text:p text:style-name="P6">→<text:span text:style-name="T20"> nach Krieg Verurteilung von Leitern und Managern</text:span></text:p>
      <text:p text:style-name="P10"/>
      <text:p text:style-name="P10">→<text:span text:style-name="T21"> Firmen haben eher profitiert</text:span></text:p>
      <text:p text:style-name="P10"/>
      <text:p text:style-name="P6">(Jakob→ Reaktion der Bevölkerung, Arbeitslosigkeit)</text:p>
      <text:p text:style-name="P6"/>
      <text:p text:style-name="P4">-<text:span text:style-name="T9">Nachwirkungen auf heutige Zeit</text:span></text:p>
      <text:p text:style-name="P6">→<text:span text:style-name="T9"> Polen, Griechenland</text:span></text:p>
      <text:p text:style-name="P12"><text:span text:style-name="T11">→</text:span><text:span text:style-name="T12"> </text:span><text:span text:style-name="T11">1992 die Stiftung Polnisch-Deutsche Aussöhnung gegründet</text:span></text:p>
      <text:p text:style-name="P12"><text:span text:style-name="T11">→</text:span><text:span text:style-name="T12"> </text:span><text:span text:style-name="T11">1,3 Milliarden Euro aus Deutschland an Polen flosse</text:span><text:span text:style-name="T12">n</text:span></text:p>
      <text:p text:style-name="P12"><text:span text:style-name="T12">→ </text:span><text:span text:style-name="T11">2004 wurde </text:span><text:span text:style-name="T12">finanzielle Kompesation</text:span><text:span text:style-name="T11"> an Polen auf etwa 525 Milliarden Euro geschätzt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0-27T19:38:27.185000000</dc:date>
    <meta:editing-duration>PT5H37M44S</meta:editing-duration>
    <meta:editing-cycles>18</meta:editing-cycles>
    <meta:print-date>2019-10-27T19:38:33.718000000</meta:print-date>
    <meta:document-statistic meta:table-count="0" meta:image-count="0" meta:object-count="0" meta:page-count="1" meta:paragraph-count="28" meta:word-count="195" meta:character-count="1388" meta:non-whitespace-character-count="1219"/>
  </office:meta>
</office:document-meta>
</file>